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category.php<text:tab/>2</text:p>
          <text:p text:style-name="P4">common.php<text:tab/>2</text:p>
          <text:p text:style-name="P4">dbinfo.php<text:tab/>2</text:p>
          <text:p text:style-name="P4">form_common.php<text:tab/>2</text:p>
          <text:p text:style-name="P4">index.php<text:tab/>2</text:p>
          <text:p text:style-name="P4">itemlisting.php<text:tab/>2</text:p>
          <text:p text:style-name="P4">list_common.php<text:tab/>2</text:p>
          <text:p text:style-name="P4">login.php<text:tab/>2</text:p>
          <text:p text:style-name="P4">logout.php<text:tab/>2</text:p>
          <text:p text:style-name="P4">profile.php<text:tab/>2</text:p>
          <text:p text:style-name="P4">registration.php<text:tab/>2</text:p>
          <text:p text:style-name="P4">table_common.php<text:tab/>2</text:p>
        </text:index-body>
      </text:table-of-content>
      <text:h text:style-name="Heading_20_1" text:outline-level="1"/>
      <text:h text:style-name="P3" text:outline-level="1">category.php</text:h>
      <text:h text:style-name="Heading_20_1" text:outline-level="1">common.php</text:h>
      <text:p text:style-name="Text_20_body">To be included in all other scripts, has common functions like echo_header, echo_footer, etc. </text:p>
      <text:h text:style-name="Heading_20_1" text:outline-level="1">dbinfo.php</text:h>
      <text:p text:style-name="Text_20_body">Script which contains the dbinfo_t class for handing a lot of the queries on the database with a generic query() function as well as specific functions like user_exists($username).</text:p>
      <text:h text:style-name="Heading_20_1" text:outline-level="1">form_common.php</text:h>
      <text:p text:style-name="Text_20_body">Functions for generating form html code easily.</text:p>
      <text:h text:style-name="Heading_20_1" text:outline-level="1">index.php</text:h>
      <text:h text:style-name="Heading_20_1" text:outline-level="1">itemlisting.php</text:h>
      <text:h text:style-name="Heading_20_1" text:outline-level="1">list_common.php</text:h>
      <text:p text:style-name="Text_20_body">Functions for generating html list code easily.</text:p>
      <text:h text:style-name="Heading_20_1" text:outline-level="1">login.php</text:h>
      <text:p text:style-name="Text_20_body">Handles user login to website.</text:p>
      <text:h text:style-name="Heading_20_1" text:outline-level="1">logout.php</text:h>
      <text:p text:style-name="Text_20_body">Handles user logout of the website.</text:p>
      <text:h text:style-name="Heading_20_1" text:outline-level="1">profile.php</text:h>
      <text:h text:style-name="Heading_20_1" text:outline-level="1">registration.php</text:h>
      <text:h text:style-name="Heading_20_1" text:outline-level="1">table_common.php</text:h>
      <text:p text:style-name="Text_20_body">Functions for generating html tables and associated style name easily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460Proj PHP Script Functions (Overview)<text:tab/><text:page-number text:select-page="current">2</text:page-number> of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mm0468</meta:initial-creator>
    <meta:creation-date>2009-03-26T18:59:35</meta:creation-date>
    <dc:date>2009-04-04T17:13:11</dc:date>
    <meta:editing-duration>PT08H39M46S</meta:editing-duration>
    <meta:editing-cycles>94</meta:editing-cycles>
    <meta:generator>OpenOffice.org/3.0$Unix OpenOffice.org_project/300m15$Build-9379</meta:generator>
    <meta:printed-by>jmm0468</meta:printed-by>
    <meta:print-date>2009-03-27T18:48:25</meta:print-date>
    <meta:document-statistic meta:table-count="0" meta:image-count="0" meta:object-count="0" meta:page-count="2" meta:paragraph-count="33" meta:word-count="124" meta:character-count="887"/>
    <meta:user-defined meta:name="Info 1"/>
    <meta:user-defined meta:name="Info 2"/>
    <meta:user-defined meta:name="Info 3"/>
    <meta:user-defined meta:name="Info 4"/>
  </office:meta>
</office:document-meta>
</file>